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3T23:14:44.98</meta:creation-date>
    <dc:date>2017-06-25T00:28:18.95</dc:date>
    <meta:editing-duration>PT7H46M25S</meta:editing-duration>
    <meta:editing-cycles>272</meta:editing-cycles>
    <meta:generator>OpenOffice/4.1.2$Win32 OpenOffice.org_project/412m3$Build-9782</meta:generator>
    <meta:document-statistic meta:table-count="0" meta:image-count="0" meta:object-count="0" meta:page-count="1" meta:paragraph-count="3" meta:word-count="377" meta:character-count="2199"/>
  </office:meta>
</office:document-meta>
</file>